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officeooo:rsid="000eca8b" officeooo:paragraph-rsid="000eca8b"/>
    </style:style>
    <style:style style:name="P2" style:family="paragraph" style:parent-style-name="Standard">
      <style:text-properties officeooo:paragraph-rsid="000eca8b"/>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ca8b" officeooo:paragraph-rsid="000eca8b" style:font-size-asian="18pt" style:font-weight-asian="bold" style:font-size-complex="18pt" style:font-weight-complex="bold"/>
    </style:style>
    <style:style style:name="P4" style:family="paragraph" style:parent-style-name="Standard">
      <style:text-properties fo:color="#0062c4" loext:opacity="100%" officeooo:rsid="000eca8b" officeooo:paragraph-rsid="0010763e"/>
    </style:style>
    <style:style style:name="T1" style:family="text">
      <style:text-properties officeooo:rsid="000eca8b"/>
    </style:style>
    <style:style style:name="T2" style:family="text">
      <style:text-properties fo:font-variant="normal" fo:text-transform="none" fo:color="#212529" loext:opacity="100%" style:font-name="apple-system" fo:font-size="12pt" fo:letter-spacing="normal" fo:font-style="normal" fo:font-weight="normal"/>
    </style:style>
    <style:style style:name="T3" style:family="text">
      <style:text-properties fo:font-variant="normal" fo:text-transform="none" style:font-name="apple-system" fo:font-size="12pt" fo:letter-spacing="normal" fo:font-style="normal" fo:font-weight="normal"/>
    </style:style>
    <style:style style:name="T4" style:family="text">
      <style:text-properties fo:font-weight="bold" officeooo:rsid="000eca8b"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0eca8b" style:font-weight-asian="bold" style:font-weight-complex="bold"/>
    </style:style>
    <style:style style:name="T7" style:family="text">
      <style:text-properties officeooo:rsid="001076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gunta foro tema <text:span text:style-name="T7">2</text:span> (EIE)</text:p>
      <text:p text:style-name="P2"><text:span text:style-name="T4"><text:line-break/></text:span><text:span text:style-name="T6">Pregunta</text:span><text:span text:style-name="T1">: </text:span></text:p>
      <text:p text:style-name="P2"><text:span text:style-name="T2">En aquest fil, heu d'explicar una campanya de márquetin que us ha sorprès per alguna raó i expliqueu quins són els seus elements diferenciadors.</text:span></text:p>
      <text:p text:style-name="P1"/>
      <text:p text:style-name="P1"><text:span text:style-name="T5">Respuesta</text:span>: </text:p>
      <text:p text:style-name="P4"><text:span text:style-name="T3">A mí me gustaría hablar de una campaña muy sonada de marketing: La campaña del BMW X3.</text:span></text:p>
      <text:p text:style-name="P4"><text:span text:style-name="T3"/></text:p>
      <text:p text:style-name="P4"><text:span text:style-name="T3">Probablemente muchos de nosotros no recordaremos cuál fue esta campaña o siquiera cómo es el BMW X3, pero seguro que todos recordamos el mensaje empleado para anunciarlo. Ese mensaje no era otro que un monólogo de Bruce Lee en que la frase principal era: "be water, my friend".</text:span></text:p>
      <text:p text:style-name="P4"><text:span text:style-name="T3"/></text:p>
      <text:p text:style-name="P4"><text:span text:style-name="T3">En esta campaña, la metáfora del agua, que simboliza adaptabilidad y resistencia, se aplica también a la marca BMW, que sugiere que sus vehículos son versátiles, fuertes y elegantes. Además, utilizar una figura tan famosa como Bruce Lee, aporta credibilidad a la marca y genera confianza en los potenciales clientes.</text:span></text:p>
      <text:p text:style-name="P4"><text:span text:style-name="T3"/></text:p>
      <text:p text:style-name="P4"><text:span text:style-name="T3">Hay que tener en cuenta que se minimiza la aparición del producto (el coche), que no se habla de los puntos de venta en el anuncio y que el precio también se omite o se muestra en letra muy pequeña en la parte inferior del mismo. Al mismo tiempo, se resaltan de forma metafórica las características del vehículo a través de la sabiduría de Lee.</text:span></text:p>
      <text:p text:style-name="P4"><text:span text:style-name="T3"/></text:p>
      <text:p text:style-name="P4"><text:span text:style-name="T3">El anuncio tuvo un gran impacto, no solo por la originalidad del concepto, sino porque demostró cómo una marca puede trascender el enfoque directo en las características de sus productos y, en su lugar, comunicar valores y filosofía de vida. Esta campaña de BMW marcó un antes y un después, mostrando que los automóviles pueden asociarse con algo más profundo que el rendimiento técnico, vinculando la experiencia de conducir con la mentalidad y actitud hacia la vida.</text:span></text:p>
      <text:p text:style-name="P4"><text:span text:style-name="T3"/></text:p>
      <text:p text:style-name="P4"><text:span text:style-name="T3"/></text:p>
      <text:p text:style-name="P4"><text:span text:style-name="T3">Os dejo un link para poder ver el anuncio:</text:span> </text:p>
      <text:p text:style-name="P4"/>
      <text:p text:style-name="P4">https://www.youtube.com/watch?v=UXnwwUfYuac&amp;ab_channel=MediosenR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30T18:27:37.546000000</dc:date>
    <meta:editing-duration>PT2M35S</meta:editing-duration>
    <meta:editing-cycles>2</meta:editing-cycles>
    <meta:generator>LibreOffice/7.2.2.2$Windows_X86_64 LibreOffice_project/02b2acce88a210515b4a5bb2e46cbfb63fe97d56</meta:generator>
    <meta:document-statistic meta:table-count="0" meta:image-count="0" meta:object-count="0" meta:page-count="1" meta:paragraph-count="11" meta:word-count="298" meta:character-count="1792" meta:non-whitespace-character-count="1501"/>
  </office:meta>
</office:document-meta>
</file>